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26.931cm" table:align="left"/>
    </style:style>
    <style:style style:name="Members.A" style:family="table-column">
      <style:table-column-properties style:column-width="2.305cm"/>
    </style:style>
    <style:style style:name="Members.B" style:family="table-column">
      <style:table-column-properties style:column-width="2.533cm"/>
    </style:style>
    <style:style style:name="Members.C" style:family="table-column">
      <style:table-column-properties style:column-width="2.041cm"/>
    </style:style>
    <style:style style:name="Members.D" style:family="table-column">
      <style:table-column-properties style:column-width="3.648cm"/>
    </style:style>
    <style:style style:name="Members.E" style:family="table-column">
      <style:table-column-properties style:column-width="1.058cm"/>
    </style:style>
    <style:style style:name="Members.F" style:family="table-column">
      <style:table-column-properties style:column-width="1.342cm"/>
    </style:style>
    <style:style style:name="Members.H" style:family="table-column">
      <style:table-column-properties style:column-width="0.963cm"/>
    </style:style>
    <style:style style:name="Members.I" style:family="table-column">
      <style:table-column-properties style:column-width="1.55cm"/>
    </style:style>
    <style:style style:name="Members.J" style:family="table-column">
      <style:table-column-properties style:column-width="1.323cm"/>
    </style:style>
    <style:style style:name="Members.K" style:family="table-column">
      <style:table-column-properties style:column-width="1.512cm"/>
    </style:style>
    <style:style style:name="Members.L" style:family="table-column">
      <style:table-column-properties style:column-width="1.02cm"/>
    </style:style>
    <style:style style:name="Members.M" style:family="table-column">
      <style:table-column-properties style:column-width="1.588cm"/>
    </style:style>
    <style:style style:name="Members.N" style:family="table-column">
      <style:table-column-properties style:column-width="0.926cm"/>
    </style:style>
    <style:style style:name="Members.P" style:family="table-column">
      <style:table-column-properties style:column-width="0.889cm"/>
    </style:style>
    <style:style style:name="Members.A1" style:family="table-cell">
      <style:table-cell-properties style:vertical-align="middle"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Q1" style:family="table-cell">
      <style:table-cell-properties style:vertical-align="middle"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Members.Q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E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N"/>
        <table:table-column table:style-name="Members.M"/>
        <table:table-column table:style-name="Members.P"/>
        <table:table-column table:style-name="Members.M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Q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  <text:p text:style-name="P5">[b.Source]</text:p>
            <text:p text:style-name="P5">[b.UserID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Q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381cm" fo:margin-bottom="0.381cm" fo:margin-left="0.381cm" fo:margin-right="0.38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4-08-15T17:17:47.53</dc:date>
    <meta:editing-duration>PT6H35M39S</meta:editing-duration>
    <meta:editing-cycles>63</meta:editing-cycles>
    <meta:generator>OpenOffice/4.1.14$Win32 OpenOffice.org_project/4114m1$Build-9811</meta:generator>
    <meta:document-statistic meta:table-count="1" meta:image-count="0" meta:object-count="0" meta:page-count="1" meta:paragraph-count="34" meta:word-count="34" meta:character-count="463"/>
    <dc:creator>Angelo Fernandez</dc:creator>
  </office:meta>
</office:document-meta>
</file>